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884cm"/>
    </style:style>
    <style:style style:name="co5" style:family="table-column">
      <style:table-column-properties fo:break-before="auto" style:column-width="1.351cm"/>
    </style:style>
    <style:style style:name="co6" style:family="table-column">
      <style:table-column-properties fo:break-before="auto" style:column-width="11.786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3" style:family="table-row">
      <style:table-row-properties style:row-height="1.6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51" style:family="table-cell" style:parent-style-name="Default" style:data-style-name="N64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wrap-option="wrap" fo:border="0.06pt solid #000000"/>
      <style:text-properties style:font-name="Arial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GP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a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0x0000</text:p>
          </table:table-cell>
          <table:table-cell table:style-name="ce143" office:value-type="string" calcext:value-type="string">
            <text:p>PDR0</text:p>
          </table:table-cell>
          <table:table-cell table:style-name="ce143" office:value-type="string" calcext:value-type="string" table:number-columns-spanned="4" table:number-rows-spanned="1">
            <text:p>Port Data Register 0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3">
          <table:table-cell/>
          <table:table-cell table:style-name="ce151" office:value-type="string" calcext:value-type="string">
            <text:p>31:0</text:p>
          </table:table-cell>
          <table:table-cell table:style-name="ce143" office:value-type="string" calcext:value-type="string">
            <text:p>pdr0</text:p>
          </table:table-cell>
          <table:table-cell table:style-name="ce143" office:value-type="string" calcext:value-type="string">
            <text:p>-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Port 0 Data</text:p>
            <text:p>    Each bit corresponds to each pin.</text:p>
            <text:p>        Input  Port : Read Pin Level, Write PDR (Port Data Register)</text:p>
            <text:p>        Output Port : Read PDR, Write PDR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a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0x0004</text:p>
          </table:table-cell>
          <table:table-cell table:style-name="ce143" office:value-type="string" calcext:value-type="string">
            <text:p>PDR1</text:p>
          </table:table-cell>
          <table:table-cell table:style-name="ce143" office:value-type="string" calcext:value-type="string" table:number-columns-spanned="4" table:number-rows-spanned="1">
            <text:p>Port Data Register 1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3">
          <table:table-cell/>
          <table:table-cell table:style-name="ce151" office:value-type="string" calcext:value-type="string">
            <text:p>31:0</text:p>
          </table:table-cell>
          <table:table-cell table:style-name="ce143" office:value-type="string" calcext:value-type="string">
            <text:p>pdr1</text:p>
          </table:table-cell>
          <table:table-cell table:style-name="ce143" office:value-type="string" calcext:value-type="string">
            <text:p>-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Port 1 Data</text:p>
            <text:p>    Each bit corresponds to each pin.</text:p>
            <text:p>        Input  Port : Read Pin Level, Write PDR (Port Data Register)</text:p>
            <text:p>        Output Port : Read PDR, Write PDR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a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0x0008</text:p>
          </table:table-cell>
          <table:table-cell table:style-name="ce143" office:value-type="string" calcext:value-type="string">
            <text:p>PDR2</text:p>
          </table:table-cell>
          <table:table-cell table:style-name="ce143" office:value-type="string" calcext:value-type="string" table:number-columns-spanned="4" table:number-rows-spanned="1">
            <text:p>Port Data Register 2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3">
          <table:table-cell/>
          <table:table-cell table:style-name="ce151" office:value-type="string" calcext:value-type="string">
            <text:p>31:0</text:p>
          </table:table-cell>
          <table:table-cell table:style-name="ce143" office:value-type="string" calcext:value-type="string">
            <text:p>pdr2</text:p>
          </table:table-cell>
          <table:table-cell table:style-name="ce143" office:value-type="string" calcext:value-type="string">
            <text:p>-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Port 2 Data</text:p>
            <text:p>    Each bit corresponds to each pin.</text:p>
            <text:p>        Input  Port : Read Pin Level, Write PDR (Port Data Register)</text:p>
            <text:p>        Output Port : Read PDR, Write PDR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a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0x0010</text:p>
          </table:table-cell>
          <table:table-cell table:style-name="ce143" office:value-type="string" calcext:value-type="string">
            <text:p>PDD0</text:p>
          </table:table-cell>
          <table:table-cell table:style-name="ce143" office:value-type="string" calcext:value-type="string" table:number-columns-spanned="4" table:number-rows-spanned="1">
            <text:p>Port Data Direction 0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3">
          <table:table-cell/>
          <table:table-cell table:style-name="ce151" office:value-type="string" calcext:value-type="string">
            <text:p>31:0</text:p>
          </table:table-cell>
          <table:table-cell table:style-name="ce143" office:value-type="string" calcext:value-type="string">
            <text:p>pdd0</text:p>
          </table:table-cell>
          <table:table-cell table:style-name="ce143" office:value-type="string" calcext:value-type="string">
            <text:p>32’h0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Port 0 Data Direction</text:p>
            <text:p>    Each bit corresponds to each pin.</text:p>
            <text:p>        0: Input  Port</text:p>
            <text:p>        1: Output Port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a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0x0014</text:p>
          </table:table-cell>
          <table:table-cell table:style-name="ce143" office:value-type="string" calcext:value-type="string">
            <text:p>PDD1</text:p>
          </table:table-cell>
          <table:table-cell table:style-name="ce143" office:value-type="string" calcext:value-type="string" table:number-columns-spanned="4" table:number-rows-spanned="1">
            <text:p>Port Data Direction 1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3">
          <table:table-cell/>
          <table:table-cell table:style-name="ce151" office:value-type="string" calcext:value-type="string">
            <text:p>31:0</text:p>
          </table:table-cell>
          <table:table-cell table:style-name="ce143" office:value-type="string" calcext:value-type="string">
            <text:p>pdd1</text:p>
          </table:table-cell>
          <table:table-cell table:style-name="ce143" office:value-type="string" calcext:value-type="string">
            <text:p>32’h0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Port 1 Data Direction</text:p>
            <text:p>    Each bit corresponds to each pin.</text:p>
            <text:p>        0: Input  Port</text:p>
            <text:p>        1: Output Port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a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0x0018</text:p>
          </table:table-cell>
          <table:table-cell table:style-name="ce143" office:value-type="string" calcext:value-type="string">
            <text:p>PDD2</text:p>
          </table:table-cell>
          <table:table-cell table:style-name="ce143" office:value-type="string" calcext:value-type="string" table:number-columns-spanned="4" table:number-rows-spanned="1">
            <text:p>Port Data Direction 2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3">
          <table:table-cell/>
          <table:table-cell table:style-name="ce151" office:value-type="string" calcext:value-type="string">
            <text:p>31:0</text:p>
          </table:table-cell>
          <table:table-cell table:style-name="ce143" office:value-type="string" calcext:value-type="string">
            <text:p>pdd2</text:p>
          </table:table-cell>
          <table:table-cell table:style-name="ce143" office:value-type="string" calcext:value-type="string">
            <text:p>32’h0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Port 2 Data Direction</text:p>
            <text:p>    Each bit corresponds to each pin.</text:p>
            <text:p>        0: Input  Port</text:p>
            <text:p>        1: Output Port</text:p>
          </table:table-cell>
          <table:table-cell table:style-name="ce12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GPIO.A8:GPIO.AMJ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00/00/00</text:date>, <text:time style:data-style-name="N2" text:time-value="21:27:53.68172384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8-17T21:28:37.786259188</dc:date>
    <meta:editing-duration>P4DT12H52M53S</meta:editing-duration>
    <meta:editing-cycles>475</meta:editing-cycles>
    <meta:generator>LibreOffice/7.5.3.2$MacOSX_AARCH64 LibreOffice_project/9f56dff12ba03b9acd7730a5a481eea045e468f3</meta:generator>
    <meta:document-statistic meta:table-count="1" meta:cell-count="108" meta:object-count="0"/>
  </office:meta>
</office:document-meta>
</file>